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9305555555556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0.8" table:style-name="ce2">
            <text:p>0.8</text:p>
          </table:table-cell>
          <table:table-cell table:number-columns-repeated="16374" table:style-name="ce1"/>
        </table:table-row>
        <table:table-row table:style-name="ro1">
          <table:table-cell office:value-type="float" office:value="7.4642600000000003E-2" table:style-name="ce1">
            <text:p>0.0746426</text:p>
          </table:table-cell>
          <table:table-cell table:style-name="ce1"/>
          <table:table-cell office:value-type="float" office:value="0.23387330100000001" table:style-name="ce1">
            <text:p>0.233873301</text:p>
          </table:table-cell>
          <table:table-cell table:style-name="ce1"/>
          <table:table-cell office:value-type="float" office:value="1.079291701" table:style-name="ce1">
            <text:p>1.079291701</text:p>
          </table:table-cell>
          <table:table-cell office:value-type="float" office:value="0.17174260099999999" table:style-name="ce1">
            <text:p>0.171742601</text:p>
          </table:table-cell>
          <table:table-cell office:value-type="float" office:value="0.123946" table:style-name="ce1">
            <text:p>0.123946</text:p>
          </table:table-cell>
          <table:table-cell office:value-type="float" office:value="0.144330299" table:style-name="ce1">
            <text:p>0.144330299</text:p>
          </table:table-cell>
          <table:table-cell office:value-type="float" office:value="0.7" table:style-name="ce1">
            <text:p>0.7</text:p>
          </table:table-cell>
          <table:table-cell office:value-type="float" office:value="0.25997770100000001" table:style-name="ce1">
            <text:p>0.259977701</text:p>
          </table:table-cell>
          <table:table-cell office:value-type="float" office:value="0.9" table:style-name="ce1">
            <text:p>0.9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7.0991798999999994E-2" table:style-name="ce1">
            <text:p>0.070991799</text:p>
          </table:table-cell>
          <table:table-cell table:style-name="ce1"/>
          <table:table-cell office:value-type="float" office:value="0.1404347" table:style-name="ce1">
            <text:p>0.1404347</text:p>
          </table:table-cell>
          <table:table-cell table:style-name="ce1"/>
          <table:table-cell office:value-type="float" office:value="1.3330374009999999" table:style-name="ce1">
            <text:p>1.333037401</text:p>
          </table:table-cell>
          <table:table-cell office:value-type="float" office:value="0.1424745" table:style-name="ce1">
            <text:p>0.1424745</text:p>
          </table:table-cell>
          <table:table-cell office:value-type="float" office:value="0.1542307" table:style-name="ce1">
            <text:p>0.1542307</text:p>
          </table:table-cell>
          <table:table-cell office:value-type="float" office:value="0.14231869999999999" table:style-name="ce1">
            <text:p>0.1423187</text:p>
          </table:table-cell>
          <table:table-cell office:value-type="float" office:value="0.196799101" table:style-name="ce1">
            <text:p>0.196799101</text:p>
          </table:table-cell>
          <table:table-cell office:value-type="float" office:value="0.155637001" table:style-name="ce1">
            <text:p>0.155637001</text:p>
          </table:table-cell>
          <table:table-cell office:value-type="float" office:value="0.24382329999999999" table:style-name="ce1">
            <text:p>0.2438233</text:p>
          </table:table-cell>
          <table:table-cell office:value-type="float" office:value="0.31178919999999999" table:style-name="ce1">
            <text:p>0.3117892</text:p>
          </table:table-cell>
          <table:table-cell office:value-type="float" office:value="3.9595959999999999" table:style-name="ce1">
            <text:p>3.959596</text:p>
          </table:table-cell>
          <table:table-cell table:number-columns-repeated="16371"/>
        </table:table-row>
        <table:table-row table:style-name="ro1">
          <table:table-cell office:value-type="float" office:value="6.9714301000000006E-2" table:style-name="ce1">
            <text:p>0.069714301</text:p>
          </table:table-cell>
          <table:table-cell table:style-name="ce1"/>
          <table:table-cell office:value-type="float" office:value="0.1753971" table:style-name="ce1">
            <text:p>0.1753971</text:p>
          </table:table-cell>
          <table:table-cell table:style-name="ce1"/>
          <table:table-cell office:value-type="float" office:value="1.0715949" table:style-name="ce1">
            <text:p>1.0715949</text:p>
          </table:table-cell>
          <table:table-cell office:value-type="float" office:value="0.13972090000000001" table:style-name="ce1">
            <text:p>0.1397209</text:p>
          </table:table-cell>
          <table:table-cell office:value-type="float" office:value="0.11359030000000001" table:style-name="ce1">
            <text:p>0.1135903</text:p>
          </table:table-cell>
          <table:table-cell office:value-type="float" office:value="0.1012784" table:style-name="ce1">
            <text:p>0.1012784</text:p>
          </table:table-cell>
          <table:table-cell office:value-type="float" office:value="0.18636530000000001" table:style-name="ce1">
            <text:p>0.1863653</text:p>
          </table:table-cell>
          <table:table-cell office:value-type="float" office:value="0.24521959900000001" table:style-name="ce1">
            <text:p>0.245219599</text:p>
          </table:table-cell>
          <table:table-cell office:value-type="float" office:value="0.30254499899999998" table:style-name="ce1">
            <text:p>0.302544999</text:p>
          </table:table-cell>
          <table:table-cell office:value-type="float" office:value="0.2353499" table:style-name="ce1">
            <text:p>0.2353499</text:p>
          </table:table-cell>
          <table:table-cell office:value-type="float" office:value="4.0232678000000002" table:style-name="ce1">
            <text:p>4.0232678</text:p>
          </table:table-cell>
          <table:table-cell table:number-columns-repeated="16371"/>
        </table:table-row>
        <table:table-row table:style-name="ro1">
          <table:table-cell office:value-type="float" office:value="6.9416599999999995E-2" table:style-name="ce1">
            <text:p>0.0694166</text:p>
          </table:table-cell>
          <table:table-cell table:style-name="ce1"/>
          <table:table-cell office:value-type="float" office:value="0.167520101" table:style-name="ce1">
            <text:p>0.167520101</text:p>
          </table:table-cell>
          <table:table-cell table:style-name="ce1"/>
          <table:table-cell office:value-type="float" office:value="1.2356047999999999" table:style-name="ce1">
            <text:p>1.2356048</text:p>
          </table:table-cell>
          <table:table-cell office:value-type="float" office:value="0.117351699" table:style-name="ce1">
            <text:p>0.117351699</text:p>
          </table:table-cell>
          <table:table-cell office:value-type="float" office:value="0.11796180000000001" table:style-name="ce1">
            <text:p>0.1179618</text:p>
          </table:table-cell>
          <table:table-cell office:value-type="float" office:value="0.1225675" table:style-name="ce1">
            <text:p>0.1225675</text:p>
          </table:table-cell>
          <table:table-cell office:value-type="float" office:value="0.20922789999999999" table:style-name="ce1">
            <text:p>0.2092279</text:p>
          </table:table-cell>
          <table:table-cell office:value-type="float" office:value="0.17412549999999999" table:style-name="ce1">
            <text:p>0.1741255</text:p>
          </table:table-cell>
          <table:table-cell office:value-type="float" office:value="0.26786210100000002" table:style-name="ce1">
            <text:p>0.267862101</text:p>
          </table:table-cell>
          <table:table-cell office:value-type="float" office:value="0.252382999" table:style-name="ce1">
            <text:p>0.252382999</text:p>
          </table:table-cell>
          <table:table-cell office:value-type="float" office:value="2.2541519999999999" table:style-name="ce1">
            <text:p>2.254152</text:p>
          </table:table-cell>
          <table:table-cell table:number-columns-repeated="16371"/>
        </table:table-row>
        <table:table-row table:style-name="ro1">
          <table:table-cell office:value-type="float" office:value="6.8108800999999997E-2" table:style-name="ce1">
            <text:p>0.068108801</text:p>
          </table:table-cell>
          <table:table-cell table:style-name="ce1"/>
          <table:table-cell office:value-type="float" office:value="0.17038020000000001" table:style-name="ce1">
            <text:p>0.1703802</text:p>
          </table:table-cell>
          <table:table-cell table:style-name="ce1"/>
          <table:table-cell office:value-type="float" office:value="1.1054463999999999" table:style-name="ce1">
            <text:p>1.1054464</text:p>
          </table:table-cell>
          <table:table-cell office:value-type="float" office:value="0.129478801" table:style-name="ce1">
            <text:p>0.129478801</text:p>
          </table:table-cell>
          <table:table-cell office:value-type="float" office:value="9.4811198999999999E-2" table:style-name="ce1">
            <text:p>0.094811199</text:p>
          </table:table-cell>
          <table:table-cell office:value-type="float" office:value="0.13111610000000001" table:style-name="ce1">
            <text:p>0.1311161</text:p>
          </table:table-cell>
          <table:table-cell office:value-type="float" office:value="0.1913793" table:style-name="ce1">
            <text:p>0.1913793</text:p>
          </table:table-cell>
          <table:table-cell office:value-type="float" office:value="0.14442450000000001" table:style-name="ce1">
            <text:p>0.1444245</text:p>
          </table:table-cell>
          <table:table-cell office:value-type="float" office:value="0.24402589999999999" table:style-name="ce1">
            <text:p>0.2440259</text:p>
          </table:table-cell>
          <table:table-cell office:value-type="float" office:value="0.21131739999999999" table:style-name="ce1">
            <text:p>0.2113174</text:p>
          </table:table-cell>
          <table:table-cell office:value-type="float" office:value="3.5358846989999999" table:style-name="ce1">
            <text:p>3.535884699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0.18496840000000001" table:style-name="ce1">
            <text:p>0.1849684</text:p>
          </table:table-cell>
          <table:table-cell table:style-name="ce1"/>
          <table:table-cell office:value-type="float" office:value="0.32036580100000001" table:style-name="ce1">
            <text:p>0.320365801</text:p>
          </table:table-cell>
          <table:table-cell office:value-type="float" office:value="0.1920067" table:style-name="ce1">
            <text:p>0.1920067</text:p>
          </table:table-cell>
          <table:table-cell office:value-type="float" office:value="3.7842432000000001" table:style-name="ce1">
            <text:p>3.7842432</text:p>
          </table:table-cell>
          <table:table-cell table:number-columns-repeated="16371"/>
        </table:table-row>
        <table:table-row table:style-name="ro1">
          <table:table-cell office:value-type="float" office:value="7.0574820199999999E-2" table:formula="of:=AVERAGE([.A2:.A6])" table:style-name="ce1">
            <text:p>0.07057482</text:p>
          </table:table-cell>
          <table:table-cell table:style-name="ce1"/>
          <table:table-cell office:value-type="float" office:value="0.1775210804" table:formula="of:=AVERAGE([.C2:.C6])" table:style-name="ce1">
            <text:p>0.17752108</text:p>
          </table:table-cell>
          <table:table-cell table:style-name="ce1"/>
          <table:table-cell office:value-type="float" office:value="1.1649950404" table:formula="of:=AVERAGE([.E2:.E6])" table:style-name="ce1">
            <text:p>1.16499504</text:p>
          </table:table-cell>
          <table:table-cell office:value-type="float" office:value="0.14015370020000001" table:formula="of:=AVERAGE([.F2:.F6])" table:style-name="ce1">
            <text:p>0.1401537</text:p>
          </table:table-cell>
          <table:table-cell office:value-type="float" office:value="0.1209079998" table:formula="of:=AVERAGE([.G2:.G6])" table:style-name="ce1">
            <text:p>0.120908</text:p>
          </table:table-cell>
          <table:table-cell office:value-type="float" office:value="0.12832219980000001" table:formula="of:=AVERAGE([.H2:.H6])" table:style-name="ce1">
            <text:p>0.1283222</text:p>
          </table:table-cell>
          <table:table-cell office:value-type="float" office:value="0.19374800020000002" table:formula="of:=AVERAGE([.I3:.I7])" table:style-name="ce1">
            <text:p>0.193748</text:p>
          </table:table-cell>
          <table:table-cell office:value-type="float" office:value="0.19587686019999997" table:formula="of:=AVERAGE([.J2:.J6])" table:style-name="ce1">
            <text:p>0.19587686</text:p>
          </table:table-cell>
          <table:table-cell office:value-type="float" office:value="0.27572442019999999" table:formula="of:=AVERAGE([.K3:.K7])" table:style-name="ce1">
            <text:p>0.27572442</text:p>
          </table:table-cell>
          <table:table-cell office:value-type="float" office:value="0.24056923980000003" table:formula="of:=AVERAGE([.L3:.L7])" table:style-name="ce1">
            <text:p>0.24056924</text:p>
          </table:table-cell>
          <table:table-cell table:number-columns-repeated="16372" table:style-name="ce1"/>
        </table:table-row>
        <table:table-row table:style-name="ro1">
          <table:table-cell table:number-columns-repeated="12" table:style-name="ce1"/>
          <table:table-cell office:value-type="float" office:value="3.5114287398000004" table:formula="of:=AVERAGE([.M3:.M7])" table:style-name="ce1">
            <text:p>3.51142874</text:p>
          </table:table-cell>
          <table:table-cell table:number-columns-repeated="1637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Robin Olofsson</meta:initial-creator>
    <dc:creator>Robin Olofsson</dc:creator>
    <meta:creation-date>2019-12-09T18:05:36Z</meta:creation-date>
    <dc:date>2019-12-09T19:54:38Z</dc:date>
  </office:meta>
</office:document-meta>
</file>